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95.61mm" svg:y="153.63mm">
            <draw:object draw:notify-on-update-of-ranges="Sheet1.A37:Sheet1.A40 Sheet1.B36:Sheet1.B36 Sheet1.B37:Sheet1.B40 Sheet1.C36:Sheet1.C36 Sheet1.C37:Sheet1.C40 Sheet1.D36:Sheet1.D36 Sheet1.D37:Sheet1.D40 Sheet1.E36:Sheet1.E36 Sheet1.E37:Sheet1.E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2mm" svg:y="251.94mm">
            <draw:object draw:notify-on-update-of-ranges="Sheet1.A56:Sheet1.A56 Sheet1.A57:Sheet1.A60 Sheet1.B56:Sheet1.B56 Sheet1.B57:Sheet1.B60 Sheet1.A56:Sheet1.A56 Sheet1.A57:Sheet1.A60 Sheet1.C56:Sheet1.C56 Sheet1.C57:Sheet1.C60 Sheet1.A56:Sheet1.A56 Sheet1.A57:Sheet1.A60 Sheet1.D56:Sheet1.D56 Sheet1.D57:Sheet1.D60 Sheet1.A56:Sheet1.A56 Sheet1.A57:Sheet1.A60 Sheet1.E56:Sheet1.E56 Sheet1.E57:Sheet1.E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2mm" svg:y="314.94mm">
            <draw:object draw:notify-on-update-of-ranges="Sheet1.A55:Sheet1.A56 Sheet1.A57:Sheet1.A60 Sheet1.F55:Sheet1.F56 Sheet1.F57:Sheet1.F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02.12mm" svg:y="403.34mm">
            <draw:object draw:notify-on-update-of-ranges="Sheet1.A57:Sheet1.A60 Sheet1.G56:Sheet1.G56 Sheet1.G57:Sheet1.G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67.66mm" svg:y="249.43mm">
            <draw:object draw:notify-on-update-of-ranges="Sheet1.A63:Sheet1.A63 Sheet1.A64:Sheet1.A67 Sheet1.B63:Sheet1.B63 Sheet1.B64:Sheet1.B67 Sheet1.A63:Sheet1.A63 Sheet1.A64:Sheet1.A67 Sheet1.C63:Sheet1.C63 Sheet1.C64:Sheet1.C67 Sheet1.A63:Sheet1.A63 Sheet1.A64:Sheet1.A67 Sheet1.D63:Sheet1.D63 Sheet1.D64:Sheet1.D67 Sheet1.A63:Sheet1.A63 Sheet1.A64:Sheet1.A67 Sheet1.E63:Sheet1.E63 Sheet1.E64:Sheet1.E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67.66mm" svg:y="312.43mm">
            <draw:object draw:notify-on-update-of-ranges="Sheet1.A63:Sheet1.A63 Sheet1.A64:Sheet1.A67 Sheet1.F63:Sheet1.F63 Sheet1.F64:Sheet1.F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367.78mm" svg:y="400.83mm">
            <draw:object draw:notify-on-update-of-ranges="Sheet1.A64:Sheet1.A67 Sheet1.G63:Sheet1.G63 Sheet1.G64:Sheet1.G6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528.9mm" svg:y="249.69mm">
            <draw:object draw:notify-on-update-of-ranges="Sheet1.A70:Sheet1.A70 Sheet1.A71:Sheet1.A73 Sheet1.B70:Sheet1.B70 Sheet1.B71:Sheet1.B73 Sheet1.A70:Sheet1.A70 Sheet1.A71:Sheet1.A73 Sheet1.C70:Sheet1.C70 Sheet1.C71:Sheet1.C73 Sheet1.A70:Sheet1.A70 Sheet1.A71:Sheet1.A73 Sheet1.D70:Sheet1.D70 Sheet1.D71:Sheet1.D73 Sheet1.A70:Sheet1.A70 Sheet1.A71:Sheet1.A73 Sheet1.E70:Sheet1.E70 Sheet1.E71:Sheet1.E7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528.9mm" svg:y="312.69mm">
            <draw:object draw:notify-on-update-of-ranges="Sheet1.A70:Sheet1.A70 Sheet1.A71:Sheet1.A74 Sheet1.F70:Sheet1.F70 Sheet1.F71:Sheet1.F7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529.02mm" svg:y="401.09mm">
            <draw:object draw:notify-on-update-of-ranges="Sheet1.A70:Sheet1.A70 Sheet1.A71:Sheet1.A74 Sheet1.G70:Sheet1.G70 Sheet1.G71:Sheet1.G7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690.72mm" svg:y="250.23mm">
            <draw:object draw:notify-on-update-of-ranges="Sheet1.A77:Sheet1.A77 Sheet1.A78:Sheet1.A81 Sheet1.B77:Sheet1.B77 Sheet1.B78:Sheet1.B81 Sheet1.A77:Sheet1.A77 Sheet1.A78:Sheet1.A81 Sheet1.C77:Sheet1.C77 Sheet1.C78:Sheet1.C81 Sheet1.A77:Sheet1.A77 Sheet1.A78:Sheet1.A81 Sheet1.D77:Sheet1.D77 Sheet1.D78:Sheet1.D81 Sheet1.A77:Sheet1.A77 Sheet1.A78:Sheet1.A81 Sheet1.E77:Sheet1.E77 Sheet1.E78:Sheet1.E8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690.72mm" svg:y="313.23mm">
            <draw:object draw:notify-on-update-of-ranges="Sheet1.A77:Sheet1.A77 Sheet1.A78:Sheet1.A81 Sheet1.F77:Sheet1.F77 Sheet1.F78:Sheet1.F8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690.84mm" svg:y="401.63mm">
            <draw:object draw:notify-on-update-of-ranges="Sheet1.A77:Sheet1.A77 Sheet1.A78:Sheet1.A81 Sheet1.G77:Sheet1.G77 Sheet1.G78:Sheet1.G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213.99mm" svg:y="7.65mm">
            <draw:object draw:notify-on-update-of-ranges="Sheet1.A7:Sheet1.A7 Sheet1.A8:Sheet1.A11 Sheet1.F7:Sheet1.F7 Sheet1.F8:Sheet1.F11 Sheet1.G7:Sheet1.G7 Sheet1.G8:Sheet1.G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28 Threads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 Name</text:p>
          </table:table-cell>
          <table:table-cell table:style-name="ce6" office:value-type="string" calcext:value-type="string">
            <text:p>File Read Time</text:p>
          </table:table-cell>
          <table:table-cell table:style-name="ce6" office:value-type="string" calcext:value-type="string">
            <text:p>Serial Time Total</text:p>
          </table:table-cell>
          <table:table-cell table:style-name="ce6" office:value-type="string" calcext:value-type="string">
            <text:p>Parallel Time Total</text:p>
          </table:table-cell>
          <table:table-cell table:style-name="ce6" office:value-type="string" calcext:value-type="string">
            <text:p>Parallel Time Rea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vity02</text:p>
          </table:table-cell>
          <table:table-cell office:value-type="float" office:value="3982" calcext:value-type="float">
            <text:p>3982</text:p>
          </table:table-cell>
          <table:table-cell office:value-type="float" office:value="8031" calcext:value-type="float">
            <text:p>8031</text:p>
          </table:table-cell>
          <table:table-cell office:value-type="float" office:value="83498" calcext:value-type="float">
            <text:p>83498</text:p>
          </table:table-cell>
          <table:table-cell table:formula="of:=[.D8]-[.B8]" office:value-type="float" office:value="79516" calcext:value-type="float">
            <text:p>79516</text:p>
          </table:table-cell>
          <table:table-cell table:formula="of:=[.C8]/[.D8]" office:value-type="float" office:value="0.096181944477712" calcext:value-type="float">
            <text:p>0.096181944477712</text:p>
          </table:table-cell>
          <table:table-cell table:formula="of:=[.F8]/[.$B$6]" office:value-type="float" office:value="0.000751421441232125" calcext:value-type="float">
            <text:p>0.000751421441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apm08</text:p>
          </table:table-cell>
          <table:table-cell office:value-type="float" office:value="56861" calcext:value-type="float">
            <text:p>56861</text:p>
          </table:table-cell>
          <table:table-cell office:value-type="float" office:value="114961" calcext:value-type="float">
            <text:p>114961</text:p>
          </table:table-cell>
          <table:table-cell office:value-type="float" office:value="124265" calcext:value-type="float">
            <text:p>124265</text:p>
          </table:table-cell>
          <table:table-cell table:formula="of:=[.D9]-[.B9]" office:value-type="float" office:value="67404" calcext:value-type="float">
            <text:p>67404</text:p>
          </table:table-cell>
          <table:table-cell table:formula="of:=[.C9]/[.D9]" office:value-type="float" office:value="0.92512775117692" calcext:value-type="float">
            <text:p>0.92512775117692</text:p>
          </table:table-cell>
          <table:table-cell table:formula="of:=[.F9]/[.$B$6]" office:value-type="float" office:value="0.00722756055606969" calcext:value-type="float">
            <text:p>0.00722756055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apm11</text:p>
          </table:table-cell>
          <table:table-cell office:value-type="float" office:value="348101" calcext:value-type="float">
            <text:p>348101</text:p>
          </table:table-cell>
          <table:table-cell office:value-type="float" office:value="712885" calcext:value-type="float">
            <text:p>712885</text:p>
          </table:table-cell>
          <table:table-cell office:value-type="float" office:value="415976" calcext:value-type="float">
            <text:p>415976</text:p>
          </table:table-cell>
          <table:table-cell table:formula="of:=[.D10]-[.B10]" office:value-type="float" office:value="67875" calcext:value-type="float">
            <text:p>67875</text:p>
          </table:table-cell>
          <table:table-cell table:formula="of:=[.C10]/[.D10]" office:value-type="float" office:value="1.7137647364271" calcext:value-type="float">
            <text:p>1.7137647364271</text:p>
          </table:table-cell>
          <table:table-cell table:formula="of:=[.F10]/[.$B$6]" office:value-type="float" office:value="0.0133887870033367" calcext:value-type="float">
            <text:p>0.013388787003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3dkq4m2</text:p>
          </table:table-cell>
          <table:table-cell office:value-type="float" office:value="1453232" calcext:value-type="float">
            <text:p>1453232</text:p>
          </table:table-cell>
          <table:table-cell office:value-type="float" office:value="2981266" calcext:value-type="float">
            <text:p>2981266</text:p>
          </table:table-cell>
          <table:table-cell office:value-type="float" office:value="1562065" calcext:value-type="float">
            <text:p>1562065</text:p>
          </table:table-cell>
          <table:table-cell table:formula="of:=[.D11]-[.B11]" office:value-type="float" office:value="108833" calcext:value-type="float">
            <text:p>108833</text:p>
          </table:table-cell>
          <table:table-cell table:formula="of:=[.C11]/[.D11]" office:value-type="float" office:value="1.90854157797531" calcext:value-type="float">
            <text:p>1.90854157797531</text:p>
          </table:table-cell>
          <table:table-cell table:formula="of:=[.F11]/[.$B$6]" office:value-type="float" office:value="0.0149104810779321" calcext:value-type="float">
            <text:p>0.0149104810779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6 Threads</text:p>
          </table:table-cell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 Name</text:p>
          </table:table-cell>
          <table:table-cell table:style-name="ce6" office:value-type="string" calcext:value-type="string">
            <text:p>File Read Time</text:p>
          </table:table-cell>
          <table:table-cell table:style-name="ce6" office:value-type="string" calcext:value-type="string">
            <text:p>Serial Time Total</text:p>
          </table:table-cell>
          <table:table-cell table:style-name="ce6" office:value-type="string" calcext:value-type="string">
            <text:p>Parallel Time Total</text:p>
          </table:table-cell>
          <table:table-cell table:style-name="ce6" office:value-type="string" calcext:value-type="string">
            <text:p>Parallel Time Rea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vity02</text:p>
          </table:table-cell>
          <table:table-cell office:value-type="float" office:value="3502" calcext:value-type="float">
            <text:p>3502</text:p>
          </table:table-cell>
          <table:table-cell office:value-type="float" office:value="7055" calcext:value-type="float">
            <text:p>7055</text:p>
          </table:table-cell>
          <table:table-cell office:value-type="float" office:value="66739" calcext:value-type="float">
            <text:p>66739</text:p>
          </table:table-cell>
          <table:table-cell table:formula="of:=[.D15]-[.B15]" office:value-type="float" office:value="63237" calcext:value-type="float">
            <text:p>63237</text:p>
          </table:table-cell>
          <table:table-cell table:formula="of:=[.C15]/[.D15]" office:value-type="float" office:value="0.105710304319813" calcext:value-type="float">
            <text:p>0.105710304319813</text:p>
          </table:table-cell>
          <table:table-cell table:formula="of:=[.F15]/[.$B$13]" office:value-type="float" office:value="0.00041293087624927" calcext:value-type="float">
            <text:p>0.000412930876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apm08</text:p>
          </table:table-cell>
          <table:table-cell office:value-type="float" office:value="53304" calcext:value-type="float">
            <text:p>53304</text:p>
          </table:table-cell>
          <table:table-cell office:value-type="float" office:value="108035" calcext:value-type="float">
            <text:p>108035</text:p>
          </table:table-cell>
          <table:table-cell office:value-type="float" office:value="119969" calcext:value-type="float">
            <text:p>119969</text:p>
          </table:table-cell>
          <table:table-cell table:formula="of:=[.D16]-[.B16]" office:value-type="float" office:value="66665" calcext:value-type="float">
            <text:p>66665</text:p>
          </table:table-cell>
          <table:table-cell table:formula="of:=[.C16]/[.D16]" office:value-type="float" office:value="0.900524302111379" calcext:value-type="float">
            <text:p>0.900524302111379</text:p>
          </table:table-cell>
          <table:table-cell table:formula="of:=[.F16]/[.$B$13]" office:value-type="float" office:value="0.00351767305512257" calcext:value-type="float">
            <text:p>0.003517673055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apm11</text:p>
          </table:table-cell>
          <table:table-cell office:value-type="float" office:value="339568" calcext:value-type="float">
            <text:p>339568</text:p>
          </table:table-cell>
          <table:table-cell office:value-type="float" office:value="695421" calcext:value-type="float">
            <text:p>695421</text:p>
          </table:table-cell>
          <table:table-cell office:value-type="float" office:value="408832" calcext:value-type="float">
            <text:p>408832</text:p>
          </table:table-cell>
          <table:table-cell table:formula="of:=[.D17]-[.B17]" office:value-type="float" office:value="69264" calcext:value-type="float">
            <text:p>69264</text:p>
          </table:table-cell>
          <table:table-cell table:formula="of:=[.C17]/[.D17]" office:value-type="float" office:value="1.70099454054477" calcext:value-type="float">
            <text:p>1.70099454054477</text:p>
          </table:table-cell>
          <table:table-cell table:formula="of:=[.F17]/[.$B$13]" office:value-type="float" office:value="0.00664450992400301" calcext:value-type="float">
            <text:p>0.006644509924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3dkq4m2</text:p>
          </table:table-cell>
          <table:table-cell office:value-type="float" office:value="1464769" calcext:value-type="float">
            <text:p>1464769</text:p>
          </table:table-cell>
          <table:table-cell office:value-type="float" office:value="3003940" calcext:value-type="float">
            <text:p>3003940</text:p>
          </table:table-cell>
          <table:table-cell office:value-type="float" office:value="1562038" calcext:value-type="float">
            <text:p>1562038</text:p>
          </table:table-cell>
          <table:table-cell table:formula="of:=[.D18]-[.B18]" office:value-type="float" office:value="97269" calcext:value-type="float">
            <text:p>97269</text:p>
          </table:table-cell>
          <table:table-cell table:formula="of:=[.C18]/[.D18]" office:value-type="float" office:value="1.92309021931605" calcext:value-type="float">
            <text:p>1.92309021931605</text:p>
          </table:table-cell>
          <table:table-cell table:formula="of:=[.F18]/[.$B$13]" office:value-type="float" office:value="0.00751207116920331" calcext:value-type="float">
            <text:p>0.0075120711692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12 Threads</text:p>
          </table:table-cell>
          <table:table-cell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 Name</text:p>
          </table:table-cell>
          <table:table-cell table:style-name="ce6" office:value-type="string" calcext:value-type="string">
            <text:p>File Read Time</text:p>
          </table:table-cell>
          <table:table-cell table:style-name="ce6" office:value-type="string" calcext:value-type="string">
            <text:p>Serial Time Total</text:p>
          </table:table-cell>
          <table:table-cell table:style-name="ce6" office:value-type="string" calcext:value-type="string">
            <text:p>Parallel Time Total</text:p>
          </table:table-cell>
          <table:table-cell table:style-name="ce6" office:value-type="string" calcext:value-type="string">
            <text:p>Parallel Time Rea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vity02</text:p>
          </table:table-cell>
          <table:table-cell office:value-type="float" office:value="3878" calcext:value-type="float">
            <text:p>3878</text:p>
          </table:table-cell>
          <table:table-cell office:value-type="float" office:value="7805" calcext:value-type="float">
            <text:p>7805</text:p>
          </table:table-cell>
          <table:table-cell office:value-type="float" office:value="64402" calcext:value-type="float">
            <text:p>64402</text:p>
          </table:table-cell>
          <table:table-cell table:formula="of:=[.D22]-[.B22]" office:value-type="float" office:value="60524" calcext:value-type="float">
            <text:p>60524</text:p>
          </table:table-cell>
          <table:table-cell table:formula="of:=[.C22]/[.D22]" office:value-type="float" office:value="0.121191888450669" calcext:value-type="float">
            <text:p>0.121191888450669</text:p>
          </table:table-cell>
          <table:table-cell table:formula="of:=[.F22]/[.$B$20]" office:value-type="float" office:value="0.000236702907130213" calcext:value-type="float">
            <text:p>0.00023670290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apm08</text:p>
          </table:table-cell>
          <table:table-cell office:value-type="float" office:value="53178" calcext:value-type="float">
            <text:p>53178</text:p>
          </table:table-cell>
          <table:table-cell office:value-type="float" office:value="107629" calcext:value-type="float">
            <text:p>107629</text:p>
          </table:table-cell>
          <table:table-cell office:value-type="float" office:value="119339" calcext:value-type="float">
            <text:p>119339</text:p>
          </table:table-cell>
          <table:table-cell table:formula="of:=[.D23]-[.B23]" office:value-type="float" office:value="66161" calcext:value-type="float">
            <text:p>66161</text:p>
          </table:table-cell>
          <table:table-cell table:formula="of:=[.C23]/[.D23]" office:value-type="float" office:value="0.901876167891469" calcext:value-type="float">
            <text:p>0.901876167891469</text:p>
          </table:table-cell>
          <table:table-cell table:formula="of:=[.F23]/[.$B$20]" office:value-type="float" office:value="0.00176147689041303" calcext:value-type="float">
            <text:p>0.0017614768904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apm11</text:p>
          </table:table-cell>
          <table:table-cell office:value-type="float" office:value="344925" calcext:value-type="float">
            <text:p>344925</text:p>
          </table:table-cell>
          <table:table-cell office:value-type="float" office:value="705940" calcext:value-type="float">
            <text:p>705940</text:p>
          </table:table-cell>
          <table:table-cell office:value-type="float" office:value="410446" calcext:value-type="float">
            <text:p>410446</text:p>
          </table:table-cell>
          <table:table-cell table:formula="of:=[.D24]-[.B24]" office:value-type="float" office:value="65521" calcext:value-type="float">
            <text:p>65521</text:p>
          </table:table-cell>
          <table:table-cell table:formula="of:=[.C24]/[.D24]" office:value-type="float" office:value="1.71993392553466" calcext:value-type="float">
            <text:p>1.71993392553466</text:p>
          </table:table-cell>
          <table:table-cell table:formula="of:=[.F24]/[.$B$20]" office:value-type="float" office:value="0.00335924594830989" calcext:value-type="float">
            <text:p>0.00335924594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3dkq4m2</text:p>
          </table:table-cell>
          <table:table-cell office:value-type="float" office:value="1494053" calcext:value-type="float">
            <text:p>1494053</text:p>
          </table:table-cell>
          <table:table-cell office:value-type="float" office:value="3066340" calcext:value-type="float">
            <text:p>3066340</text:p>
          </table:table-cell>
          <table:table-cell office:value-type="float" office:value="1583943" calcext:value-type="float">
            <text:p>1583943</text:p>
          </table:table-cell>
          <table:table-cell table:formula="of:=[.D25]-[.B25]" office:value-type="float" office:value="89890" calcext:value-type="float">
            <text:p>89890</text:p>
          </table:table-cell>
          <table:table-cell table:formula="of:=[.C25]/[.D25]" office:value-type="float" office:value="1.93589036979235" calcext:value-type="float">
            <text:p>1.93589036979235</text:p>
          </table:table-cell>
          <table:table-cell table:formula="of:=[.F25]/[.$B$20]" office:value-type="float" office:value="0.00378103587850068" calcext:value-type="float">
            <text:p>0.0037810358785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24 Threads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 Name</text:p>
          </table:table-cell>
          <table:table-cell table:style-name="ce6" office:value-type="string" calcext:value-type="string">
            <text:p>File Read Time</text:p>
          </table:table-cell>
          <table:table-cell table:style-name="ce6" office:value-type="string" calcext:value-type="string">
            <text:p>Serial Time Total</text:p>
          </table:table-cell>
          <table:table-cell table:style-name="ce6" office:value-type="string" calcext:value-type="string">
            <text:p>Parallel Time Total</text:p>
          </table:table-cell>
          <table:table-cell table:style-name="ce6" office:value-type="string" calcext:value-type="string">
            <text:p>Parallel Time Rea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vity02</text:p>
          </table:table-cell>
          <table:table-cell office:value-type="float" office:value="3859" calcext:value-type="float">
            <text:p>3859</text:p>
          </table:table-cell>
          <table:table-cell office:value-type="float" office:value="7768" calcext:value-type="float">
            <text:p>7768</text:p>
          </table:table-cell>
          <table:table-cell office:value-type="float" office:value="66215" calcext:value-type="float">
            <text:p>66215</text:p>
          </table:table-cell>
          <table:table-cell table:formula="of:=[.D29]-[.B29]" office:value-type="float" office:value="62356" calcext:value-type="float">
            <text:p>62356</text:p>
          </table:table-cell>
          <table:table-cell table:formula="of:=[.C29]/[.D29]" office:value-type="float" office:value="0.117314807823001" calcext:value-type="float">
            <text:p>0.117314807823001</text:p>
          </table:table-cell>
          <table:table-cell table:formula="of:=[.F29]/[.$B$27]" office:value-type="float" office:value="0.000114565242014649" calcext:value-type="float">
            <text:p>0.00011456524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apm08</text:p>
          </table:table-cell>
          <table:table-cell office:value-type="float" office:value="56286" calcext:value-type="float">
            <text:p>56286</text:p>
          </table:table-cell>
          <table:table-cell office:value-type="float" office:value="113973" calcext:value-type="float">
            <text:p>113973</text:p>
          </table:table-cell>
          <table:table-cell office:value-type="float" office:value="119904" calcext:value-type="float">
            <text:p>119904</text:p>
          </table:table-cell>
          <table:table-cell table:formula="of:=[.D30]-[.B30]" office:value-type="float" office:value="63618" calcext:value-type="float">
            <text:p>63618</text:p>
          </table:table-cell>
          <table:table-cell table:formula="of:=[.C30]/[.D30]" office:value-type="float" office:value="0.950535428342674" calcext:value-type="float">
            <text:p>0.950535428342674</text:p>
          </table:table-cell>
          <table:table-cell table:formula="of:=[.F30]/[.$B$27]" office:value-type="float" office:value="0.000928257254240893" calcext:value-type="float">
            <text:p>0.0009282572542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apm11</text:p>
          </table:table-cell>
          <table:table-cell office:value-type="float" office:value="344197" calcext:value-type="float">
            <text:p>344197</text:p>
          </table:table-cell>
          <table:table-cell office:value-type="float" office:value="704933" calcext:value-type="float">
            <text:p>704933</text:p>
          </table:table-cell>
          <table:table-cell office:value-type="float" office:value="414480" calcext:value-type="float">
            <text:p>414480</text:p>
          </table:table-cell>
          <table:table-cell table:formula="of:=[.D31]-[.B31]" office:value-type="float" office:value="70283" calcext:value-type="float">
            <text:p>70283</text:p>
          </table:table-cell>
          <table:table-cell table:formula="of:=[.C31]/[.D31]" office:value-type="float" office:value="1.70076481374252" calcext:value-type="float">
            <text:p>1.70076481374252</text:p>
          </table:table-cell>
          <table:table-cell table:formula="of:=[.F31]/[.$B$27]" office:value-type="float" office:value="0.00166090313842043" calcext:value-type="float">
            <text:p>0.001660903138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3dkq4m2</text:p>
          </table:table-cell>
          <table:table-cell office:value-type="float" office:value="1499078" calcext:value-type="float">
            <text:p>1499078</text:p>
          </table:table-cell>
          <table:table-cell office:value-type="float" office:value="3076474" calcext:value-type="float">
            <text:p>3076474</text:p>
          </table:table-cell>
          <table:table-cell office:value-type="float" office:value="1602202" calcext:value-type="float">
            <text:p>1602202</text:p>
          </table:table-cell>
          <table:table-cell table:formula="of:=[.D32]-[.B32]" office:value-type="float" office:value="103124" calcext:value-type="float">
            <text:p>103124</text:p>
          </table:table-cell>
          <table:table-cell table:formula="of:=[.C32]/[.D32]" office:value-type="float" office:value="1.92015363855494" calcext:value-type="float">
            <text:p>1.92015363855494</text:p>
          </table:table-cell>
          <table:table-cell table:formula="of:=[.F32]/[.$B$27]" office:value-type="float" office:value="0.00187515003765131" calcext:value-type="float">
            <text:p>0.0018751500376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rallel Time Real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hread Count</text:p>
          </table:table-cell>
          <table:table-cell table:style-name="ce6" office:value-type="string" calcext:value-type="string">
            <text:p>cavity02</text:p>
          </table:table-cell>
          <table:table-cell table:style-name="ce6" office:value-type="string" calcext:value-type="string">
            <text:p>fidapm08</text:p>
          </table:table-cell>
          <table:table-cell table:style-name="ce6" office:value-type="string" calcext:value-type="string">
            <text:p>fidapm11</text:p>
          </table:table-cell>
          <table:table-cell table:style-name="ce6" office:value-type="string" calcext:value-type="string">
            <text:p>s3dkq4m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9516" calcext:value-type="float">
            <text:p>79516</text:p>
          </table:table-cell>
          <table:table-cell office:value-type="float" office:value="67404" calcext:value-type="float">
            <text:p>67404</text:p>
          </table:table-cell>
          <table:table-cell office:value-type="float" office:value="67875" calcext:value-type="float">
            <text:p>67875</text:p>
          </table:table-cell>
          <table:table-cell office:value-type="float" office:value="108833" calcext:value-type="float">
            <text:p>108833</text:p>
          </table:table-cell>
          <table:table-cell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237" calcext:value-type="float">
            <text:p>63237</text:p>
          </table:table-cell>
          <table:table-cell office:value-type="float" office:value="66665" calcext:value-type="float">
            <text:p>66665</text:p>
          </table:table-cell>
          <table:table-cell office:value-type="float" office:value="69264" calcext:value-type="float">
            <text:p>69264</text:p>
          </table:table-cell>
          <table:table-cell office:value-type="float" office:value="97269" calcext:value-type="float">
            <text:p>97269</text:p>
          </table:table-cell>
          <table:table-cell table:number-columns-repeated="101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0524" calcext:value-type="float">
            <text:p>60524</text:p>
          </table:table-cell>
          <table:table-cell office:value-type="float" office:value="66161" calcext:value-type="float">
            <text:p>66161</text:p>
          </table:table-cell>
          <table:table-cell office:value-type="float" office:value="65521" calcext:value-type="float">
            <text:p>65521</text:p>
          </table:table-cell>
          <table:table-cell office:value-type="float" office:value="89890" calcext:value-type="float">
            <text:p>89890</text:p>
          </table:table-cell>
          <table:table-cell table:number-columns-repeated="101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2356" calcext:value-type="float">
            <text:p>62356</text:p>
          </table:table-cell>
          <table:table-cell office:value-type="float" office:value="63618" calcext:value-type="float">
            <text:p>63618</text:p>
          </table:table-cell>
          <table:table-cell office:value-type="float" office:value="70283" calcext:value-type="float">
            <text:p>70283</text:p>
          </table:table-cell>
          <table:table-cell office:value-type="float" office:value="103124" calcext:value-type="float">
            <text:p>10312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cavity0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hread Count</text:p>
          </table:table-cell>
          <table:table-cell table:style-name="ce6" office:value-type="string" calcext:value-type="string">
            <text:p>File Read Time</text:p>
          </table:table-cell>
          <table:table-cell table:style-name="ce6" office:value-type="string" calcext:value-type="string">
            <text:p>Serial Time Total</text:p>
          </table:table-cell>
          <table:table-cell table:style-name="ce6" office:value-type="string" calcext:value-type="string">
            <text:p>Parallel Time Total</text:p>
          </table:table-cell>
          <table:table-cell table:style-name="ce6" office:value-type="string" calcext:value-type="string">
            <text:p>Parallel Time Rea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8]" office:value-type="float" office:value="3982" calcext:value-type="float">
            <text:p>3982</text:p>
          </table:table-cell>
          <table:table-cell table:formula="of:=[.C8]" office:value-type="float" office:value="8031" calcext:value-type="float">
            <text:p>8031</text:p>
          </table:table-cell>
          <table:table-cell table:formula="of:=[.D8]" office:value-type="float" office:value="83498" calcext:value-type="float">
            <text:p>83498</text:p>
          </table:table-cell>
          <table:table-cell table:formula="of:=[.E8]" office:value-type="float" office:value="79516" calcext:value-type="float">
            <text:p>79516</text:p>
          </table:table-cell>
          <table:table-cell table:formula="of:=[.F8]" office:value-type="float" office:value="0.096181944477712" calcext:value-type="float">
            <text:p>0.096181944477712</text:p>
          </table:table-cell>
          <table:table-cell table:formula="of:=[.G8]" office:value-type="float" office:value="0.000751421441232125" calcext:value-type="float">
            <text:p>0.000751421441232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15]" office:value-type="float" office:value="3502" calcext:value-type="float">
            <text:p>3502</text:p>
          </table:table-cell>
          <table:table-cell table:formula="of:=[.C15]" office:value-type="float" office:value="7055" calcext:value-type="float">
            <text:p>7055</text:p>
          </table:table-cell>
          <table:table-cell table:formula="of:=[.D15]" office:value-type="float" office:value="66739" calcext:value-type="float">
            <text:p>66739</text:p>
          </table:table-cell>
          <table:table-cell table:formula="of:=[.E15]" office:value-type="float" office:value="63237" calcext:value-type="float">
            <text:p>63237</text:p>
          </table:table-cell>
          <table:table-cell table:formula="of:=[.F15]" office:value-type="float" office:value="0.105710304319813" calcext:value-type="float">
            <text:p>0.105710304319813</text:p>
          </table:table-cell>
          <table:table-cell table:formula="of:=[.G15]" office:value-type="float" office:value="0.00041293087624927" calcext:value-type="float">
            <text:p>0.000412930876249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22]" office:value-type="float" office:value="3878" calcext:value-type="float">
            <text:p>3878</text:p>
          </table:table-cell>
          <table:table-cell table:formula="of:=[.C22]" office:value-type="float" office:value="7805" calcext:value-type="float">
            <text:p>7805</text:p>
          </table:table-cell>
          <table:table-cell table:formula="of:=[.D22]" office:value-type="float" office:value="64402" calcext:value-type="float">
            <text:p>64402</text:p>
          </table:table-cell>
          <table:table-cell table:formula="of:=[.E22]" office:value-type="float" office:value="60524" calcext:value-type="float">
            <text:p>60524</text:p>
          </table:table-cell>
          <table:table-cell table:formula="of:=[.F22]" office:value-type="float" office:value="0.121191888450669" calcext:value-type="float">
            <text:p>0.121191888450669</text:p>
          </table:table-cell>
          <table:table-cell table:formula="of:=[.G22]" office:value-type="float" office:value="0.000236702907130213" calcext:value-type="float">
            <text:p>0.00023670290713</text:p>
          </table:table-cell>
          <table:table-cell table:number-columns-repeated="101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29]" office:value-type="float" office:value="3859" calcext:value-type="float">
            <text:p>3859</text:p>
          </table:table-cell>
          <table:table-cell table:formula="of:=[.C29]" office:value-type="float" office:value="7768" calcext:value-type="float">
            <text:p>7768</text:p>
          </table:table-cell>
          <table:table-cell table:formula="of:=[.D29]" office:value-type="float" office:value="66215" calcext:value-type="float">
            <text:p>66215</text:p>
          </table:table-cell>
          <table:table-cell table:formula="of:=[.E29]" office:value-type="float" office:value="62356" calcext:value-type="float">
            <text:p>62356</text:p>
          </table:table-cell>
          <table:table-cell table:formula="of:=[.F29]" office:value-type="float" office:value="0.117314807823001" calcext:value-type="float">
            <text:p>0.117314807823001</text:p>
          </table:table-cell>
          <table:table-cell table:formula="of:=[.G29]" office:value-type="float" office:value="0.000114565242014649" calcext:value-type="float">
            <text:p>0.0001145652420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dapm0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hread Count</text:p>
          </table:table-cell>
          <table:table-cell table:style-name="ce6" office:value-type="string" calcext:value-type="string">
            <text:p>File Read Time</text:p>
          </table:table-cell>
          <table:table-cell table:style-name="ce6" office:value-type="string" calcext:value-type="string">
            <text:p>Serial Time Total</text:p>
          </table:table-cell>
          <table:table-cell table:style-name="ce6" office:value-type="string" calcext:value-type="string">
            <text:p>Parallel Time Total</text:p>
          </table:table-cell>
          <table:table-cell table:style-name="ce6" office:value-type="string" calcext:value-type="string">
            <text:p>Parallel Time Rea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9]" office:value-type="float" office:value="56861" calcext:value-type="float">
            <text:p>56861</text:p>
          </table:table-cell>
          <table:table-cell table:formula="of:=[.C9]" office:value-type="float" office:value="114961" calcext:value-type="float">
            <text:p>114961</text:p>
          </table:table-cell>
          <table:table-cell table:formula="of:=[.D9]" office:value-type="float" office:value="124265" calcext:value-type="float">
            <text:p>124265</text:p>
          </table:table-cell>
          <table:table-cell table:formula="of:=[.E9]" office:value-type="float" office:value="67404" calcext:value-type="float">
            <text:p>67404</text:p>
          </table:table-cell>
          <table:table-cell table:formula="of:=[.F9]" office:value-type="float" office:value="0.92512775117692" calcext:value-type="float">
            <text:p>0.92512775117692</text:p>
          </table:table-cell>
          <table:table-cell table:formula="of:=[.G9]" office:value-type="float" office:value="0.00722756055606969" calcext:value-type="float">
            <text:p>0.00722756055607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16]" office:value-type="float" office:value="53304" calcext:value-type="float">
            <text:p>53304</text:p>
          </table:table-cell>
          <table:table-cell table:formula="of:=[.C16]" office:value-type="float" office:value="108035" calcext:value-type="float">
            <text:p>108035</text:p>
          </table:table-cell>
          <table:table-cell table:formula="of:=[.D16]" office:value-type="float" office:value="119969" calcext:value-type="float">
            <text:p>119969</text:p>
          </table:table-cell>
          <table:table-cell table:formula="of:=[.E16]" office:value-type="float" office:value="66665" calcext:value-type="float">
            <text:p>66665</text:p>
          </table:table-cell>
          <table:table-cell table:formula="of:=[.F16]" office:value-type="float" office:value="0.900524302111379" calcext:value-type="float">
            <text:p>0.900524302111379</text:p>
          </table:table-cell>
          <table:table-cell table:formula="of:=[.G16]" office:value-type="float" office:value="0.00351767305512257" calcext:value-type="float">
            <text:p>0.003517673055123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23]" office:value-type="float" office:value="53178" calcext:value-type="float">
            <text:p>53178</text:p>
          </table:table-cell>
          <table:table-cell table:formula="of:=[.C23]" office:value-type="float" office:value="107629" calcext:value-type="float">
            <text:p>107629</text:p>
          </table:table-cell>
          <table:table-cell table:formula="of:=[.D23]" office:value-type="float" office:value="119339" calcext:value-type="float">
            <text:p>119339</text:p>
          </table:table-cell>
          <table:table-cell table:formula="of:=[.E23]" office:value-type="float" office:value="66161" calcext:value-type="float">
            <text:p>66161</text:p>
          </table:table-cell>
          <table:table-cell table:formula="of:=[.F23]" office:value-type="float" office:value="0.901876167891469" calcext:value-type="float">
            <text:p>0.901876167891469</text:p>
          </table:table-cell>
          <table:table-cell table:formula="of:=[.G23]" office:value-type="float" office:value="0.00176147689041303" calcext:value-type="float">
            <text:p>0.001761476890413</text:p>
          </table:table-cell>
          <table:table-cell table:number-columns-repeated="101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30]" office:value-type="float" office:value="56286" calcext:value-type="float">
            <text:p>56286</text:p>
          </table:table-cell>
          <table:table-cell table:formula="of:=[.C30]" office:value-type="float" office:value="113973" calcext:value-type="float">
            <text:p>113973</text:p>
          </table:table-cell>
          <table:table-cell table:formula="of:=[.D30]" office:value-type="float" office:value="119904" calcext:value-type="float">
            <text:p>119904</text:p>
          </table:table-cell>
          <table:table-cell table:formula="of:=[.E30]" office:value-type="float" office:value="63618" calcext:value-type="float">
            <text:p>63618</text:p>
          </table:table-cell>
          <table:table-cell table:formula="of:=[.F30]" office:value-type="float" office:value="0.950535428342674" calcext:value-type="float">
            <text:p>0.950535428342674</text:p>
          </table:table-cell>
          <table:table-cell table:formula="of:=[.G30]" office:value-type="float" office:value="0.000928257254240893" calcext:value-type="float">
            <text:p>0.0009282572542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dapm1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hread Count</text:p>
          </table:table-cell>
          <table:table-cell table:style-name="ce6" office:value-type="string" calcext:value-type="string">
            <text:p>File Read Time</text:p>
          </table:table-cell>
          <table:table-cell table:style-name="ce6" office:value-type="string" calcext:value-type="string">
            <text:p>Serial Time Total</text:p>
          </table:table-cell>
          <table:table-cell table:style-name="ce6" office:value-type="string" calcext:value-type="string">
            <text:p>Parallel Time Total</text:p>
          </table:table-cell>
          <table:table-cell table:style-name="ce6" office:value-type="string" calcext:value-type="string">
            <text:p>Parallel Time Rea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0]" office:value-type="float" office:value="348101" calcext:value-type="float">
            <text:p>348101</text:p>
          </table:table-cell>
          <table:table-cell table:formula="of:=[.C10]" office:value-type="float" office:value="712885" calcext:value-type="float">
            <text:p>712885</text:p>
          </table:table-cell>
          <table:table-cell table:formula="of:=[.D10]" office:value-type="float" office:value="415976" calcext:value-type="float">
            <text:p>415976</text:p>
          </table:table-cell>
          <table:table-cell table:formula="of:=[.E10]" office:value-type="float" office:value="67875" calcext:value-type="float">
            <text:p>67875</text:p>
          </table:table-cell>
          <table:table-cell table:formula="of:=[.F10]" office:value-type="float" office:value="1.7137647364271" calcext:value-type="float">
            <text:p>1.7137647364271</text:p>
          </table:table-cell>
          <table:table-cell table:formula="of:=[.G10]" office:value-type="float" office:value="0.0133887870033367" calcext:value-type="float">
            <text:p>0.013388787003337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17]" office:value-type="float" office:value="339568" calcext:value-type="float">
            <text:p>339568</text:p>
          </table:table-cell>
          <table:table-cell table:formula="of:=[.C17]" office:value-type="float" office:value="695421" calcext:value-type="float">
            <text:p>695421</text:p>
          </table:table-cell>
          <table:table-cell table:formula="of:=[.D17]" office:value-type="float" office:value="408832" calcext:value-type="float">
            <text:p>408832</text:p>
          </table:table-cell>
          <table:table-cell table:formula="of:=[.E17]" office:value-type="float" office:value="69264" calcext:value-type="float">
            <text:p>69264</text:p>
          </table:table-cell>
          <table:table-cell table:formula="of:=[.F17]" office:value-type="float" office:value="1.70099454054477" calcext:value-type="float">
            <text:p>1.70099454054477</text:p>
          </table:table-cell>
          <table:table-cell table:formula="of:=[.G17]" office:value-type="float" office:value="0.00664450992400301" calcext:value-type="float">
            <text:p>0.006644509924003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24]" office:value-type="float" office:value="344925" calcext:value-type="float">
            <text:p>344925</text:p>
          </table:table-cell>
          <table:table-cell table:formula="of:=[.C24]" office:value-type="float" office:value="705940" calcext:value-type="float">
            <text:p>705940</text:p>
          </table:table-cell>
          <table:table-cell table:formula="of:=[.D24]" office:value-type="float" office:value="410446" calcext:value-type="float">
            <text:p>410446</text:p>
          </table:table-cell>
          <table:table-cell table:formula="of:=[.E24]" office:value-type="float" office:value="65521" calcext:value-type="float">
            <text:p>65521</text:p>
          </table:table-cell>
          <table:table-cell table:formula="of:=[.F24]" office:value-type="float" office:value="1.71993392553466" calcext:value-type="float">
            <text:p>1.71993392553466</text:p>
          </table:table-cell>
          <table:table-cell table:formula="of:=[.G24]" office:value-type="float" office:value="0.00335924594830989" calcext:value-type="float">
            <text:p>0.00335924594831</text:p>
          </table:table-cell>
          <table:table-cell table:number-columns-repeated="101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31]" office:value-type="float" office:value="344197" calcext:value-type="float">
            <text:p>344197</text:p>
          </table:table-cell>
          <table:table-cell table:formula="of:=[.C31]" office:value-type="float" office:value="704933" calcext:value-type="float">
            <text:p>704933</text:p>
          </table:table-cell>
          <table:table-cell table:formula="of:=[.D31]" office:value-type="float" office:value="414480" calcext:value-type="float">
            <text:p>414480</text:p>
          </table:table-cell>
          <table:table-cell table:formula="of:=[.E31]" office:value-type="float" office:value="70283" calcext:value-type="float">
            <text:p>70283</text:p>
          </table:table-cell>
          <table:table-cell table:formula="of:=[.F31]" office:value-type="float" office:value="1.70076481374252" calcext:value-type="float">
            <text:p>1.70076481374252</text:p>
          </table:table-cell>
          <table:table-cell table:formula="of:=[.G31]" office:value-type="float" office:value="0.00166090313842043" calcext:value-type="float">
            <text:p>0.001660903138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3dkq4m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hread Count</text:p>
          </table:table-cell>
          <table:table-cell table:style-name="ce6" office:value-type="string" calcext:value-type="string">
            <text:p>File Read Time</text:p>
          </table:table-cell>
          <table:table-cell table:style-name="ce6" office:value-type="string" calcext:value-type="string">
            <text:p>Serial Time Total</text:p>
          </table:table-cell>
          <table:table-cell table:style-name="ce6" office:value-type="string" calcext:value-type="string">
            <text:p>Parallel Time Total</text:p>
          </table:table-cell>
          <table:table-cell table:style-name="ce6" office:value-type="string" calcext:value-type="string">
            <text:p>Parallel Time Rea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1]" office:value-type="float" office:value="1453232" calcext:value-type="float">
            <text:p>1453232</text:p>
          </table:table-cell>
          <table:table-cell table:formula="of:=[.C11]" office:value-type="float" office:value="2981266" calcext:value-type="float">
            <text:p>2981266</text:p>
          </table:table-cell>
          <table:table-cell table:formula="of:=[.D11]" office:value-type="float" office:value="1562065" calcext:value-type="float">
            <text:p>1562065</text:p>
          </table:table-cell>
          <table:table-cell table:formula="of:=[.E11]" office:value-type="float" office:value="108833" calcext:value-type="float">
            <text:p>108833</text:p>
          </table:table-cell>
          <table:table-cell table:formula="of:=[.F11]" office:value-type="float" office:value="1.90854157797531" calcext:value-type="float">
            <text:p>1.90854157797531</text:p>
          </table:table-cell>
          <table:table-cell table:formula="of:=[.G11]" office:value-type="float" office:value="0.0149104810779321" calcext:value-type="float">
            <text:p>0.014910481077932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18]" office:value-type="float" office:value="1464769" calcext:value-type="float">
            <text:p>1464769</text:p>
          </table:table-cell>
          <table:table-cell table:formula="of:=[.C18]" office:value-type="float" office:value="3003940" calcext:value-type="float">
            <text:p>3003940</text:p>
          </table:table-cell>
          <table:table-cell table:formula="of:=[.D18]" office:value-type="float" office:value="1562038" calcext:value-type="float">
            <text:p>1562038</text:p>
          </table:table-cell>
          <table:table-cell table:formula="of:=[.E18]" office:value-type="float" office:value="97269" calcext:value-type="float">
            <text:p>97269</text:p>
          </table:table-cell>
          <table:table-cell table:formula="of:=[.F18]" office:value-type="float" office:value="1.92309021931605" calcext:value-type="float">
            <text:p>1.92309021931605</text:p>
          </table:table-cell>
          <table:table-cell table:formula="of:=[.G18]" office:value-type="float" office:value="0.00751207116920331" calcext:value-type="float">
            <text:p>0.007512071169203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25]" office:value-type="float" office:value="1494053" calcext:value-type="float">
            <text:p>1494053</text:p>
          </table:table-cell>
          <table:table-cell table:formula="of:=[.C25]" office:value-type="float" office:value="3066340" calcext:value-type="float">
            <text:p>3066340</text:p>
          </table:table-cell>
          <table:table-cell table:formula="of:=[.D25]" office:value-type="float" office:value="1583943" calcext:value-type="float">
            <text:p>1583943</text:p>
          </table:table-cell>
          <table:table-cell table:formula="of:=[.E25]" office:value-type="float" office:value="89890" calcext:value-type="float">
            <text:p>89890</text:p>
          </table:table-cell>
          <table:table-cell table:formula="of:=[.F25]" office:value-type="float" office:value="1.93589036979235" calcext:value-type="float">
            <text:p>1.93589036979235</text:p>
          </table:table-cell>
          <table:table-cell table:formula="of:=[.G25]" office:value-type="float" office:value="0.00378103587850068" calcext:value-type="float">
            <text:p>0.003781035878501</text:p>
          </table:table-cell>
          <table:table-cell table:number-columns-repeated="101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32]" office:value-type="float" office:value="1499078" calcext:value-type="float">
            <text:p>1499078</text:p>
          </table:table-cell>
          <table:table-cell table:formula="of:=[.C32]" office:value-type="float" office:value="3076474" calcext:value-type="float">
            <text:p>3076474</text:p>
          </table:table-cell>
          <table:table-cell table:formula="of:=[.D32]" office:value-type="float" office:value="1602202" calcext:value-type="float">
            <text:p>1602202</text:p>
          </table:table-cell>
          <table:table-cell table:formula="of:=[.E32]" office:value-type="float" office:value="103124" calcext:value-type="float">
            <text:p>103124</text:p>
          </table:table-cell>
          <table:table-cell table:formula="of:=[.F32]" office:value-type="float" office:value="1.92015363855494" calcext:value-type="float">
            <text:p>1.92015363855494</text:p>
          </table:table-cell>
          <table:table-cell table:formula="of:=[.G32]" office:value-type="float" office:value="0.00187515003765131" calcext:value-type="float">
            <text:p>0.001875150037651</text:p>
          </table:table-cell>
          <table:table-cell table:number-columns-repeated="1017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4:31:18.855265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1:10:51.370387131</meta:creation-date>
    <dc:date>2019-06-01T15:42:02.881921014</dc:date>
    <meta:editing-duration>PT3H2M53S</meta:editing-duration>
    <meta:editing-cycles>12</meta:editing-cycles>
    <meta:generator>LibreOffice/6.0.7.3$Linux_X86_64 LibreOffice_project/00m0$Build-3</meta:generator>
    <meta:document-statistic meta:table-count="1" meta:cell-count="31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454cm" style:legend-expansion="high" chart:style-name="ch2"/>
        <chart:plot-area chart:style-name="ch3" table:cell-range-address="Sheet1.A36:Sheet1.E40" chart:data-source-has-labels="both" svg:x="1.331cm" svg:y="0.18cm" svg:width="12.006cm" svg:height="7.659cm">
          <chartooo:coordinate-region svg:x="2.693cm" svg:y="0.379cm" svg:width="10.644cm" svg:height="6.813cm"/>
          <chart:axis chart:dimension="x" chart:name="primary-x" chart:style-name="ch4" chartooo:axis-type="auto">
            <chartooo:date-scale/>
            <chart:title svg:x="6.285cm" svg:y="8.019cm" chart:style-name="ch5">
              <text:p>Thread Count</text:p>
            </chart:title>
            <chart:categories table:cell-range-address="Sheet1.A37:Sheet1.A40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5.469cm" chart:style-name="ch9">
              <text:p>Time (milliseconds)</text:p>
            </chart:title>
            <chart:grid chart:style-name="ch6" chart:class="major"/>
          </chart:axis>
          <chart:series chart:style-name="ch10" chart:values-cell-range-address="Sheet1.B37:Sheet1.B40" chart:label-cell-address="Sheet1.B36:Sheet1.B36" chart:class="chart:bar">
            <chart:data-point chart:repeated="4"/>
          </chart:series>
          <chart:series chart:style-name="ch11" chart:values-cell-range-address="Sheet1.C37:Sheet1.C40" chart:label-cell-address="Sheet1.C36:Sheet1.C36" chart:class="chart:bar">
            <chart:data-point chart:repeated="4"/>
          </chart:series>
          <chart:series chart:style-name="ch12" chart:values-cell-range-address="Sheet1.D37:Sheet1.D40" chart:label-cell-address="Sheet1.D36:Sheet1.D36" chart:class="chart:bar">
            <chart:data-point chart:repeated="4"/>
          </chart:series>
          <chart:series chart:style-name="ch13" chart:values-cell-range-address="Sheet1.E37:Sheet1.E40" chart:label-cell-address="Sheet1.E36:Sheet1.E36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vity02</text:p>
                <draw:g>
                  <svg:desc>Sheet1.B36:Sheet1.B36</svg:desc>
                </draw:g>
              </table:table-cell>
              <table:table-cell office:value-type="string">
                <text:p>fidapm08</text:p>
                <draw:g>
                  <svg:desc>Sheet1.C36:Sheet1.C36</svg:desc>
                </draw:g>
              </table:table-cell>
              <table:table-cell office:value-type="string">
                <text:p>fidapm11</text:p>
                <draw:g>
                  <svg:desc>Sheet1.D36:Sheet1.D36</svg:desc>
                </draw:g>
              </table:table-cell>
              <table:table-cell office:value-type="string">
                <text:p>s3dkq4m2</text:p>
                <draw:g>
                  <svg:desc>Sheet1.E36:Sheet1.E36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A37:Sheet1.A40</svg:desc>
                </draw:g>
              </table:table-cell>
              <table:table-cell office:value-type="float" office:value="79516">
                <text:p>79516</text:p>
                <draw:g>
                  <svg:desc>Sheet1.B37:Sheet1.B40</svg:desc>
                </draw:g>
              </table:table-cell>
              <table:table-cell office:value-type="float" office:value="67404">
                <text:p>67404</text:p>
                <draw:g>
                  <svg:desc>Sheet1.C37:Sheet1.C40</svg:desc>
                </draw:g>
              </table:table-cell>
              <table:table-cell office:value-type="float" office:value="67875">
                <text:p>67875</text:p>
                <draw:g>
                  <svg:desc>Sheet1.D37:Sheet1.D40</svg:desc>
                </draw:g>
              </table:table-cell>
              <table:table-cell office:value-type="float" office:value="108833">
                <text:p>108833</text:p>
                <draw:g>
                  <svg:desc>Sheet1.E37:Sheet1.E40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3237">
                <text:p>63237</text:p>
              </table:table-cell>
              <table:table-cell office:value-type="float" office:value="66665">
                <text:p>66665</text:p>
              </table:table-cell>
              <table:table-cell office:value-type="float" office:value="69264">
                <text:p>69264</text:p>
              </table:table-cell>
              <table:table-cell office:value-type="float" office:value="97269">
                <text:p>9726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0524">
                <text:p>60524</text:p>
              </table:table-cell>
              <table:table-cell office:value-type="float" office:value="66161">
                <text:p>66161</text:p>
              </table:table-cell>
              <table:table-cell office:value-type="float" office:value="65521">
                <text:p>65521</text:p>
              </table:table-cell>
              <table:table-cell office:value-type="float" office:value="89890">
                <text:p>89890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2356">
                <text:p>62356</text:p>
              </table:table-cell>
              <table:table-cell office:value-type="float" office:value="63618">
                <text:p>63618</text:p>
              </table:table-cell>
              <table:table-cell office:value-type="float" office:value="70283">
                <text:p>70283</text:p>
              </table:table-cell>
              <table:table-cell office:value-type="float" office:value="103124">
                <text:p>103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Fidamp11</text:p>
        </chart:title>
        <chart:subtitle svg:x="7.083cm" svg:y="1.275cm" chart:style-name="ch3">
          <text:p>Efficiency</text:p>
        </chart:subtitle>
        <chart:legend chart:legend-position="end" svg:x="13.121cm" svg:y="4.201cm" style:legend-expansion="high" chart:style-name="ch4"/>
        <chart:plot-area chart:style-name="ch5" table:cell-range-address="Sheet1.A70:Sheet1.A74 Sheet1.G70:Sheet1.G74" chart:data-source-has-labels="row" svg:x="1.331cm" svg:y="2.138cm" svg:width="11.47cm" svg:height="5.701cm">
          <chartooo:coordinate-region svg:x="2.429cm" svg:y="2.337cm" svg:width="10cm" svg:height="4.855cm"/>
          <chart:axis chart:dimension="x" chart:name="primary-x" chart:style-name="ch6">
            <chart:title svg:x="6.017cm" svg:y="8.019cm" chart:style-name="ch7">
              <text:p>Thread Count</text:p>
            </chart:title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G71:Sheet1.G74" chart:label-cell-address="Sheet1.G70:Sheet1.G70" chart:class="chart:scatter">
            <chart:domain table:cell-range-address="Sheet1.A71:Sheet1.A74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70:Sheet1.G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71:Sheet1.A74</svg:desc>
                </draw:g>
              </table:table-cell>
              <table:table-cell office:value-type="float" office:value="0.0133887870033367">
                <text:p>0.0133887870033367</text:p>
                <draw:g>
                  <svg:desc>Sheet1.G71:Sheet1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0664450992400301">
                <text:p>0.0066445099240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0335924594830989">
                <text:p>0.00335924594830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0166090313842043">
                <text:p>0.0016609031384204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98cm" svg:y="0.316cm" chart:style-name="ch2">
          <text:p>s3dkq4m2</text:p>
        </chart:title>
        <chart:legend chart:legend-position="end" svg:x="11.772cm" svg:y="3.454cm" style:legend-expansion="high" chart:style-name="ch3"/>
        <chart:plot-area chart:style-name="ch4" table:cell-range-address="Sheet1.A77:Sheet1.E81" chart:data-source-has-labels="row" svg:x="1.331cm" svg:y="1.275cm" svg:width="10.121cm" svg:height="6.564cm">
          <chartooo:coordinate-region svg:x="2.878cm" svg:y="1.474cm" svg:width="8.202cm" svg:height="5.718cm"/>
          <chart:axis chart:dimension="x" chart:name="primary-x" chart:style-name="ch5">
            <chart:title svg:x="5.342cm" svg:y="8.019cm" chart:style-name="ch6">
              <text:p>Thread Count</text:p>
            </chart:title>
          </chart:axis>
          <chart:axis chart:dimension="y" chart:name="primary-y" chart:style-name="ch5">
            <chart:title svg:x="0.451cm" svg:y="6.017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B78:Sheet1.B81" chart:label-cell-address="Sheet1.B77:Sheet1.B77" chart:class="chart:scatter">
            <chart:domain table:cell-range-address="Sheet1.A78:Sheet1.A81"/>
            <chart:data-point chart:repeated="4"/>
          </chart:series>
          <chart:series chart:style-name="ch10" chart:values-cell-range-address="Sheet1.C78:Sheet1.C81" chart:label-cell-address="Sheet1.C77:Sheet1.C77" chart:class="chart:scatter">
            <chart:data-point chart:repeated="4"/>
          </chart:series>
          <chart:series chart:style-name="ch11" chart:values-cell-range-address="Sheet1.D78:Sheet1.D81" chart:label-cell-address="Sheet1.D77:Sheet1.D77" chart:class="chart:scatter">
            <chart:data-point chart:repeated="4"/>
          </chart:series>
          <chart:series chart:style-name="ch12" chart:values-cell-range-address="Sheet1.E78:Sheet1.E81" chart:label-cell-address="Sheet1.E77:Sheet1.E7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le Read Time</text:p>
                <draw:g>
                  <svg:desc>Sheet1.B77:Sheet1.B77</svg:desc>
                </draw:g>
              </table:table-cell>
              <table:table-cell office:value-type="string">
                <text:p>Serial Time Total</text:p>
                <draw:g>
                  <svg:desc>Sheet1.C77:Sheet1.C77</svg:desc>
                </draw:g>
              </table:table-cell>
              <table:table-cell office:value-type="string">
                <text:p>Parallel Time Total</text:p>
                <draw:g>
                  <svg:desc>Sheet1.D77:Sheet1.D77</svg:desc>
                </draw:g>
              </table:table-cell>
              <table:table-cell office:value-type="string">
                <text:p>Parallel Time Real</text:p>
                <draw:g>
                  <svg:desc>Sheet1.E77:Sheet1.E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78:Sheet1.A81</svg:desc>
                </draw:g>
              </table:table-cell>
              <table:table-cell office:value-type="float" office:value="1453232">
                <text:p>1453232</text:p>
                <draw:g>
                  <svg:desc>Sheet1.B78:Sheet1.B81</svg:desc>
                </draw:g>
              </table:table-cell>
              <table:table-cell office:value-type="float" office:value="2981266">
                <text:p>2981266</text:p>
                <draw:g>
                  <svg:desc>Sheet1.C78:Sheet1.C81</svg:desc>
                </draw:g>
              </table:table-cell>
              <table:table-cell office:value-type="float" office:value="1562065">
                <text:p>1562065</text:p>
                <draw:g>
                  <svg:desc>Sheet1.D78:Sheet1.D81</svg:desc>
                </draw:g>
              </table:table-cell>
              <table:table-cell office:value-type="float" office:value="108833">
                <text:p>108833</text:p>
                <draw:g>
                  <svg:desc>Sheet1.E78:Sheet1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1464769">
                <text:p>1464769</text:p>
              </table:table-cell>
              <table:table-cell office:value-type="float" office:value="3003940">
                <text:p>3003940</text:p>
              </table:table-cell>
              <table:table-cell office:value-type="float" office:value="1562038">
                <text:p>1562038</text:p>
              </table:table-cell>
              <table:table-cell office:value-type="float" office:value="97269">
                <text:p>97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1494053">
                <text:p>1494053</text:p>
              </table:table-cell>
              <table:table-cell office:value-type="float" office:value="3066340">
                <text:p>3066340</text:p>
              </table:table-cell>
              <table:table-cell office:value-type="float" office:value="1583943">
                <text:p>1583943</text:p>
              </table:table-cell>
              <table:table-cell office:value-type="float" office:value="89890">
                <text:p>89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1499078">
                <text:p>1499078</text:p>
              </table:table-cell>
              <table:table-cell office:value-type="float" office:value="3076474">
                <text:p>3076474</text:p>
              </table:table-cell>
              <table:table-cell office:value-type="float" office:value="1602202">
                <text:p>1602202</text:p>
              </table:table-cell>
              <table:table-cell office:value-type="float" office:value="103124">
                <text:p>1031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98cm" svg:y="0.316cm" chart:style-name="ch2">
          <text:p>s3dkq4m2</text:p>
        </chart:title>
        <chart:subtitle svg:x="7.162cm" svg:y="1.275cm" chart:style-name="ch3">
          <text:p>Speedup</text:p>
        </chart:subtitle>
        <chart:legend chart:legend-position="end" svg:x="13.307cm" svg:y="4.201cm" style:legend-expansion="high" chart:style-name="ch4"/>
        <chart:plot-area chart:style-name="ch5" table:cell-range-address="Sheet1.A77:Sheet1.A81 Sheet1.F77:Sheet1.F81" chart:data-source-has-labels="row" svg:x="1.331cm" svg:y="2.138cm" svg:width="11.656cm" svg:height="5.701cm">
          <chartooo:coordinate-region svg:x="2.429cm" svg:y="2.338cm" svg:width="10.186cm" svg:height="4.855cm"/>
          <chart:axis chart:dimension="x" chart:name="primary-x" chart:style-name="ch6">
            <chart:title svg:x="6.11cm" svg:y="8.019cm" chart:style-name="ch7">
              <text:p>Thread Count</text:p>
            </chart:title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F78:Sheet1.F81" chart:label-cell-address="Sheet1.F77:Sheet1.F77" chart:class="chart:scatter">
            <chart:domain table:cell-range-address="Sheet1.A78:Sheet1.A81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F77:Sheet1.F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78:Sheet1.A81</svg:desc>
                </draw:g>
              </table:table-cell>
              <table:table-cell office:value-type="float" office:value="1.90854157797531">
                <text:p>1.90854157797531</text:p>
                <draw:g>
                  <svg:desc>Sheet1.F78:Sheet1.F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1.92309021931605">
                <text:p>1.92309021931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1.93589036979235">
                <text:p>1.93589036979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1.92015363855494">
                <text:p>1.9201536385549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98cm" svg:y="0.316cm" chart:style-name="ch2">
          <text:p>s3dkq4m2</text:p>
        </chart:title>
        <chart:subtitle svg:x="7.083cm" svg:y="1.275cm" chart:style-name="ch3">
          <text:p>Efficiency</text:p>
        </chart:subtitle>
        <chart:legend chart:legend-position="end" svg:x="13.121cm" svg:y="4.201cm" style:legend-expansion="high" chart:style-name="ch4"/>
        <chart:plot-area chart:style-name="ch5" table:cell-range-address="Sheet1.A77:Sheet1.A81 Sheet1.G77:Sheet1.G81" chart:data-source-has-labels="row" svg:x="1.331cm" svg:y="2.138cm" svg:width="11.47cm" svg:height="5.701cm">
          <chartooo:coordinate-region svg:x="2.429cm" svg:y="2.337cm" svg:width="10cm" svg:height="4.855cm"/>
          <chart:axis chart:dimension="x" chart:name="primary-x" chart:style-name="ch6">
            <chart:title svg:x="6.017cm" svg:y="8.019cm" chart:style-name="ch7">
              <text:p>Thread Count</text:p>
            </chart:title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G78:Sheet1.G81" chart:label-cell-address="Sheet1.G77:Sheet1.G77" chart:class="chart:scatter">
            <chart:domain table:cell-range-address="Sheet1.A78:Sheet1.A81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77:Sheet1.G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78:Sheet1.A81</svg:desc>
                </draw:g>
              </table:table-cell>
              <table:table-cell office:value-type="float" office:value="0.0149104810779321">
                <text:p>0.0149104810779321</text:p>
                <draw:g>
                  <svg:desc>Sheet1.G78:Sheet1.G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0751207116920331">
                <text:p>0.00751207116920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0378103587850068">
                <text:p>0.00378103587850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0187515003765131">
                <text:p>0.001875150037651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46cm" svg:y="0.316cm" chart:style-name="ch2">
          <text:p>Speedup &amp; Efficiency Comparison between 4 matrices</text:p>
        </chart:title>
        <chart:legend chart:legend-position="bottom" svg:x="5.424cm" svg:y="8.401cm" style:legend-expansion="wide" chart:style-name="ch3"/>
        <chart:plot-area chart:style-name="ch4" table:cell-range-address="Sheet1.A7:Sheet1.A11 Sheet1.F7:Sheet1.G11" chart:data-source-has-labels="both" svg:x="1.331cm" svg:y="1.275cm" svg:width="13.468cm" svg:height="6.762cm">
          <chartooo:coordinate-region svg:x="2.058cm" svg:y="1.474cm" svg:width="11.642cm" svg:height="5.916cm"/>
          <chart:axis chart:dimension="x" chart:name="primary-x" chart:style-name="ch5" chartooo:axis-type="auto">
            <chartooo:date-scale/>
            <chart:categories table:cell-range-address="Sheet1.A8:Sheet1.A11"/>
          </chart:axis>
          <chart:axis chart:dimension="y" chart:name="primary-y" chart:style-name="ch5">
            <chart:title svg:x="0.451cm" svg:y="5.375cm" chart:style-name="ch6">
              <text:p>Speedup</text:p>
            </chart:title>
            <chart:grid chart:style-name="ch7" chart:class="major"/>
          </chart:axis>
          <chart:axis chart:dimension="y" chart:name="secondary-y" chart:style-name="ch8">
            <chart:title svg:x="15.119cm" svg:y="5.401cm" chart:style-name="ch6">
              <text:p>Efficiency</text:p>
            </chart:title>
          </chart:axis>
          <chart:series chart:attached-axis="primary-y" chart:style-name="ch9" chart:values-cell-range-address="Sheet1.F8:Sheet1.F11" chart:label-cell-address="Sheet1.F7:Sheet1.F7" chart:class="chart:line">
            <chart:data-point chart:repeated="4"/>
          </chart:series>
          <chart:series chart:attached-axis="secondary-y" chart:style-name="ch10" chart:values-cell-range-address="Sheet1.G8:Sheet1.G11" chart:label-cell-address="Sheet1.G7:Sheet1.G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F7:Sheet1.F7</svg:desc>
                </draw:g>
              </table:table-cell>
              <table:table-cell office:value-type="string">
                <text:p>Efficiency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vity02</text:p>
                <draw:g>
                  <svg:desc>Sheet1.A8:Sheet1.A11</svg:desc>
                </draw:g>
              </table:table-cell>
              <table:table-cell office:value-type="float" office:value="0.096181944477712">
                <text:p>0.096181944477712</text:p>
                <draw:g>
                  <svg:desc>Sheet1.F8:Sheet1.F11</svg:desc>
                </draw:g>
              </table:table-cell>
              <table:table-cell office:value-type="float" office:value="0.000751421441232125">
                <text:p>0.000751421441232125</text:p>
                <draw:g>
                  <svg:desc>Sheet1.G8:Sheet1.G11</svg:desc>
                </draw:g>
              </table:table-cell>
            </table:table-row>
            <table:table-row>
              <table:table-cell office:value-type="string">
                <text:p>fidapm08</text:p>
              </table:table-cell>
              <table:table-cell office:value-type="float" office:value="0.92512775117692">
                <text:p>0.92512775117692</text:p>
              </table:table-cell>
              <table:table-cell office:value-type="float" office:value="0.00722756055606969">
                <text:p>0.00722756055606969</text:p>
              </table:table-cell>
            </table:table-row>
            <table:table-row>
              <table:table-cell office:value-type="string">
                <text:p>fidapm11</text:p>
              </table:table-cell>
              <table:table-cell office:value-type="float" office:value="1.7137647364271">
                <text:p>1.7137647364271</text:p>
              </table:table-cell>
              <table:table-cell office:value-type="float" office:value="0.0133887870033367">
                <text:p>0.0133887870033367</text:p>
              </table:table-cell>
            </table:table-row>
            <table:table-row>
              <table:table-cell office:value-type="string">
                <text:p>s3dkq4m2</text:p>
              </table:table-cell>
              <table:table-cell office:value-type="float" office:value="1.90854157797531">
                <text:p>1.90854157797531</text:p>
              </table:table-cell>
              <table:table-cell office:value-type="float" office:value="0.0149104810779321">
                <text:p>0.014910481077932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44cm" svg:y="0.316cm" chart:style-name="ch2">
          <text:p>Cavity02</text:p>
        </chart:title>
        <chart:legend chart:legend-position="end" svg:x="11.772cm" svg:y="3.454cm" style:legend-expansion="high" chart:style-name="ch3"/>
        <chart:plot-area chart:style-name="ch4" table:cell-range-address="Sheet1.A56:Sheet1.E60" chart:data-source-has-labels="row" svg:x="1.331cm" svg:y="1.275cm" svg:width="10.121cm" svg:height="6.564cm">
          <chartooo:coordinate-region svg:x="2.508cm" svg:y="1.474cm" svg:width="8.572cm" svg:height="5.718cm"/>
          <chart:axis chart:dimension="x" chart:name="primary-x" chart:style-name="ch5">
            <chart:title svg:x="5.342cm" svg:y="8.019cm" chart:style-name="ch6">
              <text:p>Thread Count</text:p>
            </chart:title>
          </chart:axis>
          <chart:axis chart:dimension="y" chart:name="primary-y" chart:style-name="ch5">
            <chart:title svg:x="0.451cm" svg:y="6.017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B57:Sheet1.B60" chart:label-cell-address="Sheet1.B56:Sheet1.B56" chart:class="chart:scatter">
            <chart:domain table:cell-range-address="Sheet1.A57:Sheet1.A60"/>
            <chart:data-point chart:repeated="4"/>
          </chart:series>
          <chart:series chart:style-name="ch10" chart:values-cell-range-address="Sheet1.C57:Sheet1.C60" chart:label-cell-address="Sheet1.C56:Sheet1.C56" chart:class="chart:scatter">
            <chart:data-point chart:repeated="4"/>
          </chart:series>
          <chart:series chart:style-name="ch11" chart:values-cell-range-address="Sheet1.D57:Sheet1.D60" chart:label-cell-address="Sheet1.D56:Sheet1.D56" chart:class="chart:scatter">
            <chart:data-point chart:repeated="4"/>
          </chart:series>
          <chart:series chart:style-name="ch12" chart:values-cell-range-address="Sheet1.E57:Sheet1.E60" chart:label-cell-address="Sheet1.E56:Sheet1.E56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le Read Time</text:p>
                <draw:g>
                  <svg:desc>Sheet1.B56:Sheet1.B56</svg:desc>
                </draw:g>
              </table:table-cell>
              <table:table-cell office:value-type="string">
                <text:p>Serial Time Total</text:p>
                <draw:g>
                  <svg:desc>Sheet1.C56:Sheet1.C56</svg:desc>
                </draw:g>
              </table:table-cell>
              <table:table-cell office:value-type="string">
                <text:p>Parallel Time Total</text:p>
                <draw:g>
                  <svg:desc>Sheet1.D56:Sheet1.D56</svg:desc>
                </draw:g>
              </table:table-cell>
              <table:table-cell office:value-type="string">
                <text:p>Parallel Time Real</text:p>
                <draw:g>
                  <svg:desc>Sheet1.E56:Sheet1.E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57:Sheet1.A60</svg:desc>
                </draw:g>
              </table:table-cell>
              <table:table-cell office:value-type="float" office:value="3982">
                <text:p>3982</text:p>
                <draw:g>
                  <svg:desc>Sheet1.B57:Sheet1.B60</svg:desc>
                </draw:g>
              </table:table-cell>
              <table:table-cell office:value-type="float" office:value="8031">
                <text:p>8031</text:p>
                <draw:g>
                  <svg:desc>Sheet1.C57:Sheet1.C60</svg:desc>
                </draw:g>
              </table:table-cell>
              <table:table-cell office:value-type="float" office:value="83498">
                <text:p>83498</text:p>
                <draw:g>
                  <svg:desc>Sheet1.D57:Sheet1.D60</svg:desc>
                </draw:g>
              </table:table-cell>
              <table:table-cell office:value-type="float" office:value="79516">
                <text:p>79516</text:p>
                <draw:g>
                  <svg:desc>Sheet1.E57:Sheet1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3502">
                <text:p>3502</text:p>
              </table:table-cell>
              <table:table-cell office:value-type="float" office:value="7055">
                <text:p>7055</text:p>
              </table:table-cell>
              <table:table-cell office:value-type="float" office:value="66739">
                <text:p>66739</text:p>
              </table:table-cell>
              <table:table-cell office:value-type="float" office:value="63237">
                <text:p>63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3878">
                <text:p>3878</text:p>
              </table:table-cell>
              <table:table-cell office:value-type="float" office:value="7805">
                <text:p>7805</text:p>
              </table:table-cell>
              <table:table-cell office:value-type="float" office:value="64402">
                <text:p>64402</text:p>
              </table:table-cell>
              <table:table-cell office:value-type="float" office:value="60524">
                <text:p>60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3859">
                <text:p>3859</text:p>
              </table:table-cell>
              <table:table-cell office:value-type="float" office:value="7768">
                <text:p>7768</text:p>
              </table:table-cell>
              <table:table-cell office:value-type="float" office:value="66215">
                <text:p>66215</text:p>
              </table:table-cell>
              <table:table-cell office:value-type="float" office:value="62356">
                <text:p>62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44cm" svg:y="0.316cm" chart:style-name="ch2">
          <text:p>Cavity02</text:p>
        </chart:title>
        <chart:subtitle svg:x="7.162cm" svg:y="1.275cm" chart:style-name="ch3">
          <text:p>Speedup</text:p>
        </chart:subtitle>
        <chart:legend chart:legend-position="end" svg:x="13.201cm" svg:y="4.201cm" style:legend-expansion="high" chart:style-name="ch4"/>
        <chart:plot-area chart:style-name="ch5" table:cell-range-address="Sheet1.A55:Sheet1.A60 Sheet1.F55:Sheet1.F60" chart:data-source-has-labels="row" svg:x="1.331cm" svg:y="2.138cm" svg:width="11.55cm" svg:height="5.701cm">
          <chartooo:coordinate-region svg:x="2.243cm" svg:y="2.338cm" svg:width="10.266cm" svg:height="4.854cm"/>
          <chart:axis chart:dimension="x" chart:name="primary-x" chart:style-name="ch6">
            <chart:title svg:x="6.057cm" svg:y="8.019cm" chart:style-name="ch7">
              <text:p>Thread Count</text:p>
            </chart:title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F57:Sheet1.F60" chart:label-cell-address="Sheet1.F55:Sheet1.F56" chart:class="chart:scatter">
            <chart:domain table:cell-range-address="Sheet1.A57:Sheet1.A6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text:list>
                  <text:list-item>
                    <text:p/>
                  </text:list-item>
                  <text:list-item>
                    <text:p>Speedup</text:p>
                  </text:list-item>
                </text:list>
                <draw:g>
                  <svg:desc>Sheet1.F55:Sheet1.F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57:Sheet1.A60</svg:desc>
                </draw:g>
              </table:table-cell>
              <table:table-cell office:value-type="float" office:value="0.096181944477712">
                <text:p>0.096181944477712</text:p>
                <draw:g>
                  <svg:desc>Sheet1.F57:Sheet1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105710304319813">
                <text:p>0.105710304319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121191888450669">
                <text:p>0.121191888450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117314807823001">
                <text:p>0.117314807823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44cm" svg:y="0.316cm" chart:style-name="ch2">
          <text:p>Cavity02</text:p>
        </chart:title>
        <chart:subtitle svg:x="7.083cm" svg:y="1.275cm" chart:style-name="ch3">
          <text:p>Efficiency</text:p>
        </chart:subtitle>
        <chart:legend chart:legend-position="end" svg:x="13.121cm" svg:y="4.201cm" style:legend-expansion="high" chart:style-name="ch4"/>
        <chart:plot-area chart:style-name="ch5" table:cell-range-address="Sheet1.A57:Sheet1.A60 Sheet1.G56:Sheet1.G60" chart:data-source-has-labels="row" svg:x="1.331cm" svg:y="2.138cm" svg:width="11.47cm" svg:height="5.701cm">
          <chartooo:coordinate-region svg:x="2.614cm" svg:y="2.337cm" svg:width="9.815cm" svg:height="4.855cm"/>
          <chart:axis chart:dimension="x" chart:name="primary-x" chart:style-name="ch6">
            <chart:title svg:x="6.017cm" svg:y="8.019cm" chart:style-name="ch7">
              <text:p>Thread Count</text:p>
            </chart:title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G57:Sheet1.G60" chart:label-cell-address="Sheet1.G56:Sheet1.G56" chart:class="chart:scatter">
            <chart:domain table:cell-range-address="Sheet1.A57:Sheet1.A6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56:Sheet1.G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57:Sheet1.A60</svg:desc>
                </draw:g>
              </table:table-cell>
              <table:table-cell office:value-type="float" office:value="0.000751421441232125">
                <text:p>0.000751421441232125</text:p>
                <draw:g>
                  <svg:desc>Sheet1.G57:Sheet1.G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0041293087624927">
                <text:p>0.00041293087624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00236702907130213">
                <text:p>0.000236702907130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00114565242014649">
                <text:p>0.0001145652420146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17cm" svg:y="0.316cm" chart:style-name="ch2">
          <text:p>fidapm08</text:p>
        </chart:title>
        <chart:legend chart:legend-position="end" svg:x="11.772cm" svg:y="3.454cm" style:legend-expansion="high" chart:style-name="ch3"/>
        <chart:plot-area chart:style-name="ch4" table:cell-range-address="Sheet1.A63:Sheet1.E67" chart:data-source-has-labels="row" svg:x="1.331cm" svg:y="1.275cm" svg:width="10.121cm" svg:height="6.564cm">
          <chartooo:coordinate-region svg:x="2.508cm" svg:y="1.474cm" svg:width="8.387cm" svg:height="5.718cm"/>
          <chart:axis chart:dimension="x" chart:name="primary-x" chart:style-name="ch5">
            <chart:title svg:x="5.342cm" svg:y="8.019cm" chart:style-name="ch6">
              <text:p>Thread Count</text:p>
            </chart:title>
          </chart:axis>
          <chart:axis chart:dimension="y" chart:name="primary-y" chart:style-name="ch5">
            <chart:title svg:x="0.451cm" svg:y="6.017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B64:Sheet1.B67" chart:label-cell-address="Sheet1.B63:Sheet1.B63" chart:class="chart:scatter">
            <chart:domain table:cell-range-address="Sheet1.A64:Sheet1.A67"/>
            <chart:data-point chart:repeated="4"/>
          </chart:series>
          <chart:series chart:style-name="ch10" chart:values-cell-range-address="Sheet1.C64:Sheet1.C67" chart:label-cell-address="Sheet1.C63:Sheet1.C63" chart:class="chart:scatter">
            <chart:data-point chart:repeated="4"/>
          </chart:series>
          <chart:series chart:style-name="ch11" chart:values-cell-range-address="Sheet1.D64:Sheet1.D67" chart:label-cell-address="Sheet1.D63:Sheet1.D63" chart:class="chart:scatter">
            <chart:data-point chart:repeated="4"/>
          </chart:series>
          <chart:series chart:style-name="ch12" chart:values-cell-range-address="Sheet1.E64:Sheet1.E67" chart:label-cell-address="Sheet1.E63:Sheet1.E63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le Read Time</text:p>
                <draw:g>
                  <svg:desc>Sheet1.B63:Sheet1.B63</svg:desc>
                </draw:g>
              </table:table-cell>
              <table:table-cell office:value-type="string">
                <text:p>Serial Time Total</text:p>
                <draw:g>
                  <svg:desc>Sheet1.C63:Sheet1.C63</svg:desc>
                </draw:g>
              </table:table-cell>
              <table:table-cell office:value-type="string">
                <text:p>Parallel Time Total</text:p>
                <draw:g>
                  <svg:desc>Sheet1.D63:Sheet1.D63</svg:desc>
                </draw:g>
              </table:table-cell>
              <table:table-cell office:value-type="string">
                <text:p>Parallel Time Real</text:p>
                <draw:g>
                  <svg:desc>Sheet1.E63:Sheet1.E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64:Sheet1.A67</svg:desc>
                </draw:g>
              </table:table-cell>
              <table:table-cell office:value-type="float" office:value="56861">
                <text:p>56861</text:p>
                <draw:g>
                  <svg:desc>Sheet1.B64:Sheet1.B67</svg:desc>
                </draw:g>
              </table:table-cell>
              <table:table-cell office:value-type="float" office:value="114961">
                <text:p>114961</text:p>
                <draw:g>
                  <svg:desc>Sheet1.C64:Sheet1.C67</svg:desc>
                </draw:g>
              </table:table-cell>
              <table:table-cell office:value-type="float" office:value="124265">
                <text:p>124265</text:p>
                <draw:g>
                  <svg:desc>Sheet1.D64:Sheet1.D67</svg:desc>
                </draw:g>
              </table:table-cell>
              <table:table-cell office:value-type="float" office:value="67404">
                <text:p>67404</text:p>
                <draw:g>
                  <svg:desc>Sheet1.E64:Sheet1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53304">
                <text:p>53304</text:p>
              </table:table-cell>
              <table:table-cell office:value-type="float" office:value="108035">
                <text:p>108035</text:p>
              </table:table-cell>
              <table:table-cell office:value-type="float" office:value="119969">
                <text:p>119969</text:p>
              </table:table-cell>
              <table:table-cell office:value-type="float" office:value="66665">
                <text:p>66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53178">
                <text:p>53178</text:p>
              </table:table-cell>
              <table:table-cell office:value-type="float" office:value="107629">
                <text:p>107629</text:p>
              </table:table-cell>
              <table:table-cell office:value-type="float" office:value="119339">
                <text:p>119339</text:p>
              </table:table-cell>
              <table:table-cell office:value-type="float" office:value="66161">
                <text:p>66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56286">
                <text:p>56286</text:p>
              </table:table-cell>
              <table:table-cell office:value-type="float" office:value="113973">
                <text:p>113973</text:p>
              </table:table-cell>
              <table:table-cell office:value-type="float" office:value="119904">
                <text:p>119904</text:p>
              </table:table-cell>
              <table:table-cell office:value-type="float" office:value="63618">
                <text:p>636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Fidapm08</text:p>
        </chart:title>
        <chart:subtitle svg:x="7.162cm" svg:y="1.275cm" chart:style-name="ch3">
          <text:p>Speedup</text:p>
        </chart:subtitle>
        <chart:legend chart:legend-position="end" svg:x="13.307cm" svg:y="4.201cm" style:legend-expansion="high" chart:style-name="ch4"/>
        <chart:plot-area chart:style-name="ch5" table:cell-range-address="Sheet1.A63:Sheet1.A67 Sheet1.F63:Sheet1.F67" chart:data-source-has-labels="row" svg:x="1.331cm" svg:y="2.138cm" svg:width="11.656cm" svg:height="5.701cm">
          <chartooo:coordinate-region svg:x="2.243cm" svg:y="2.337cm" svg:width="10.372cm" svg:height="4.855cm"/>
          <chart:axis chart:dimension="x" chart:name="primary-x" chart:style-name="ch6">
            <chart:title svg:x="6.11cm" svg:y="8.019cm" chart:style-name="ch7">
              <text:p>Thread Count</text:p>
            </chart:title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F64:Sheet1.F67" chart:label-cell-address="Sheet1.F63:Sheet1.F63" chart:class="chart:scatter">
            <chart:domain table:cell-range-address="Sheet1.A64:Sheet1.A67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F63:Sheet1.F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64:Sheet1.A67</svg:desc>
                </draw:g>
              </table:table-cell>
              <table:table-cell office:value-type="float" office:value="0.92512775117692">
                <text:p>0.92512775117692</text:p>
                <draw:g>
                  <svg:desc>Sheet1.F64:Sheet1.F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900524302111379">
                <text:p>0.900524302111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901876167891469">
                <text:p>0.901876167891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950535428342674">
                <text:p>0.9505354283426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Fidapm08</text:p>
        </chart:title>
        <chart:subtitle svg:x="7.083cm" svg:y="1.275cm" chart:style-name="ch3">
          <text:p>Efficiency</text:p>
        </chart:subtitle>
        <chart:legend chart:legend-position="end" svg:x="13.121cm" svg:y="4.201cm" style:legend-expansion="high" chart:style-name="ch4"/>
        <chart:plot-area chart:style-name="ch5" table:cell-range-address="Sheet1.A64:Sheet1.A67 Sheet1.G63:Sheet1.G67" chart:data-source-has-labels="row" svg:x="1.331cm" svg:y="2.138cm" svg:width="11.47cm" svg:height="5.701cm">
          <chartooo:coordinate-region svg:x="2.429cm" svg:y="2.337cm" svg:width="10cm" svg:height="4.855cm"/>
          <chart:axis chart:dimension="x" chart:name="primary-x" chart:style-name="ch6">
            <chart:title svg:x="6.017cm" svg:y="8.019cm" chart:style-name="ch7">
              <text:p>Thread Count</text:p>
            </chart:title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G64:Sheet1.G67" chart:label-cell-address="Sheet1.G63:Sheet1.G63" chart:class="chart:scatter">
            <chart:domain table:cell-range-address="Sheet1.A64:Sheet1.A67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63:Sheet1.G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64:Sheet1.A67</svg:desc>
                </draw:g>
              </table:table-cell>
              <table:table-cell office:value-type="float" office:value="0.00722756055606969">
                <text:p>0.00722756055606969</text:p>
                <draw:g>
                  <svg:desc>Sheet1.G64:Sheet1.G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0351767305512257">
                <text:p>0.00351767305512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0176147689041303">
                <text:p>0.00176147689041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00928257254240893">
                <text:p>0.000928257254240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Fidapm11</text:p>
        </chart:title>
        <chart:legend chart:legend-position="end" svg:x="11.772cm" svg:y="3.454cm" style:legend-expansion="high" chart:style-name="ch3"/>
        <chart:plot-area chart:style-name="ch4" table:cell-range-address="Sheet1.A70:Sheet1.E73" chart:data-source-has-labels="row" svg:x="1.331cm" svg:y="1.275cm" svg:width="10.121cm" svg:height="6.564cm">
          <chartooo:coordinate-region svg:x="2.693cm" svg:y="1.474cm" svg:width="8.479cm" svg:height="5.718cm"/>
          <chart:axis chart:dimension="x" chart:name="primary-x" chart:style-name="ch5">
            <chart:title svg:x="5.342cm" svg:y="8.019cm" chart:style-name="ch6">
              <text:p>Thread Count</text:p>
            </chart:title>
          </chart:axis>
          <chart:axis chart:dimension="y" chart:name="primary-y" chart:style-name="ch5">
            <chart:title svg:x="0.451cm" svg:y="6.017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B71:Sheet1.B73" chart:label-cell-address="Sheet1.B70:Sheet1.B70" chart:class="chart:scatter">
            <chart:domain table:cell-range-address="Sheet1.A71:Sheet1.A73"/>
            <chart:data-point chart:repeated="3"/>
          </chart:series>
          <chart:series chart:style-name="ch10" chart:values-cell-range-address="Sheet1.C71:Sheet1.C73" chart:label-cell-address="Sheet1.C70:Sheet1.C70" chart:class="chart:scatter">
            <chart:data-point chart:repeated="3"/>
          </chart:series>
          <chart:series chart:style-name="ch11" chart:values-cell-range-address="Sheet1.D71:Sheet1.D73" chart:label-cell-address="Sheet1.D70:Sheet1.D70" chart:class="chart:scatter">
            <chart:data-point chart:repeated="3"/>
          </chart:series>
          <chart:series chart:style-name="ch12" chart:values-cell-range-address="Sheet1.E71:Sheet1.E73" chart:label-cell-address="Sheet1.E70:Sheet1.E70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le Read Time</text:p>
                <draw:g>
                  <svg:desc>Sheet1.B70:Sheet1.B70</svg:desc>
                </draw:g>
              </table:table-cell>
              <table:table-cell office:value-type="string">
                <text:p>Serial Time Total</text:p>
                <draw:g>
                  <svg:desc>Sheet1.C70:Sheet1.C70</svg:desc>
                </draw:g>
              </table:table-cell>
              <table:table-cell office:value-type="string">
                <text:p>Parallel Time Total</text:p>
                <draw:g>
                  <svg:desc>Sheet1.D70:Sheet1.D70</svg:desc>
                </draw:g>
              </table:table-cell>
              <table:table-cell office:value-type="string">
                <text:p>Parallel Time Real</text:p>
                <draw:g>
                  <svg:desc>Sheet1.E70:Sheet1.E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71:Sheet1.A73</svg:desc>
                </draw:g>
              </table:table-cell>
              <table:table-cell office:value-type="float" office:value="348101">
                <text:p>348101</text:p>
                <draw:g>
                  <svg:desc>Sheet1.B71:Sheet1.B73</svg:desc>
                </draw:g>
              </table:table-cell>
              <table:table-cell office:value-type="float" office:value="712885">
                <text:p>712885</text:p>
                <draw:g>
                  <svg:desc>Sheet1.C71:Sheet1.C73</svg:desc>
                </draw:g>
              </table:table-cell>
              <table:table-cell office:value-type="float" office:value="415976">
                <text:p>415976</text:p>
                <draw:g>
                  <svg:desc>Sheet1.D71:Sheet1.D73</svg:desc>
                </draw:g>
              </table:table-cell>
              <table:table-cell office:value-type="float" office:value="67875">
                <text:p>67875</text:p>
                <draw:g>
                  <svg:desc>Sheet1.E71:Sheet1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339568">
                <text:p>339568</text:p>
              </table:table-cell>
              <table:table-cell office:value-type="float" office:value="695421">
                <text:p>695421</text:p>
              </table:table-cell>
              <table:table-cell office:value-type="float" office:value="408832">
                <text:p>408832</text:p>
              </table:table-cell>
              <table:table-cell office:value-type="float" office:value="69264">
                <text:p>69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344925">
                <text:p>344925</text:p>
              </table:table-cell>
              <table:table-cell office:value-type="float" office:value="705940">
                <text:p>705940</text:p>
              </table:table-cell>
              <table:table-cell office:value-type="float" office:value="410446">
                <text:p>410446</text:p>
              </table:table-cell>
              <table:table-cell office:value-type="float" office:value="65521">
                <text:p>655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Fidamp11</text:p>
        </chart:title>
        <chart:subtitle svg:x="7.162cm" svg:y="1.275cm" chart:style-name="ch3">
          <text:p>Speedup</text:p>
        </chart:subtitle>
        <chart:legend chart:legend-position="end" svg:x="13.307cm" svg:y="4.201cm" style:legend-expansion="high" chart:style-name="ch4"/>
        <chart:plot-area chart:style-name="ch5" table:cell-range-address="Sheet1.A70:Sheet1.A74 Sheet1.F70:Sheet1.F74" chart:data-source-has-labels="both" svg:x="1.331cm" svg:y="2.138cm" svg:width="11.656cm" svg:height="5.701cm">
          <chartooo:coordinate-region svg:x="2.429cm" svg:y="2.337cm" svg:width="10.186cm" svg:height="4.855cm"/>
          <chart:axis chart:dimension="x" chart:name="primary-x" chart:style-name="ch6" chartooo:axis-type="auto">
            <chart:title svg:x="6.11cm" svg:y="8.019cm" chart:style-name="ch7">
              <text:p>Thread Count</text:p>
            </chart:title>
            <chart:categories table:cell-range-address="Sheet1.A71:Sheet1.A74"/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F71:Sheet1.F74" chart:label-cell-address="Sheet1.F70:Sheet1.F70" chart:class="chart:scatter">
            <chart:domain table:cell-range-address="Sheet1.A71:Sheet1.A74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F70:Sheet1.F70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A71:Sheet1.A74</svg:desc>
                </draw:g>
              </table:table-cell>
              <table:table-cell office:value-type="float" office:value="1.7137647364271">
                <text:p>1.7137647364271</text:p>
                <draw:g>
                  <svg:desc>Sheet1.F71:Sheet1.F74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70099454054477">
                <text:p>1.7009945405447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71993392553466">
                <text:p>1.7199339255346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70076481374252">
                <text:p>1.700764813742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